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3900000016351C23269C207D5D.png" manifest:media-type="image/png"/>
  <manifest:file-entry manifest:full-path="Pictures/100000010000005900000019773CFF047CC00A28.png" manifest:media-type="image/png"/>
  <manifest:file-entry manifest:full-path="Pictures/1000076000000473000001BC4D0246C4B302D91C.svg" manifest:media-type="image/svg+xml"/>
  <manifest:file-entry manifest:full-path="Pictures/100000010000000F00000019CB6932C1C6C4C175.png" manifest:media-type="image/png"/>
  <manifest:file-entry manifest:full-path="Pictures/10000E96000006F7000001EBCA9835756C9B383C.svg" manifest:media-type="image/svg+xml"/>
  <manifest:file-entry manifest:full-path="Pictures/1000061C00000125000001EBE1AD5139517D0CDD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7cm" fo:min-width="2.8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3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Helvetica" fo:font-size="12pt"/>
    </style:style>
    <style:style style:name="P2" style:family="paragraph">
      <loext:graphic-properties draw:fill-color="#ffffff"/>
      <style:paragraph-properties fo:text-align="center"/>
      <style:text-properties style:font-name="Helvetica" fo:font-size="12pt"/>
    </style:style>
    <style:style style:name="P3" style:family="paragraph">
      <style:text-properties style:font-name="Helvetica" fo:font-size="12pt"/>
    </style:style>
    <style:style style:name="P4" style:family="paragraph">
      <loext:graphic-properties draw:fill="none" draw:fill-color="#ffffff"/>
      <style:text-properties style:font-name="Helvetica" fo:font-size="12pt"/>
    </style:style>
    <style:style style:name="P5" style:family="paragraph">
      <loext:graphic-properties draw:fill="none" draw:fill-color="#ffffff"/>
      <style:paragraph-properties fo:text-align="center"/>
      <style:text-properties style:font-name="Helvetica"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style:font-name="Helvetica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2cm" svg:height="2.52cm" svg:x="4.24cm" svg:y="3.6cm">
          <text:p text:style-name="P1"><text:span text:style-name="T1">RN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4cm" svg:height="0.88cm" svg:x="0.36cm" svg:y="7.52cm">
          <draw:text-box>
            <text:p text:style-name="P3"><text:span text:style-name="T1">Features</text:span></text:p>
          </draw:text-box>
        </draw:frame>
        <draw:frame draw:style-name="gr2" draw:text-style-name="P5" draw:layer="layout" svg:width="3.04cm" svg:height="0.88cm" svg:x="4.46cm" svg:y="7.52cm">
          <draw:text-box>
            <text:p text:style-name="P1"><text:span text:style-name="T1">[75.0, 80.0]</text:span></text:p>
          </draw:text-box>
        </draw:frame>
        <draw:line draw:style-name="gr3" draw:text-style-name="P6" draw:layer="layout" svg:x1="6.047cm" svg:y1="7.294cm" svg:x2="6.047cm" svg:y2="6.141cm">
          <text:p/>
        </draw:line>
        <draw:line draw:style-name="gr3" draw:text-style-name="P6" draw:layer="layout" svg:x1="5.859cm" svg:y1="3.601cm" svg:x2="5.859cm" svg:y2="2.448cm">
          <text:p/>
        </draw:line>
        <draw:frame draw:style-name="gr4" draw:text-style-name="P7" draw:layer="layout" svg:width="0.292cm" svg:height="0.49cm" svg:x="5.76cm" svg:y="1.908cm">
          <draw:image xlink:href="Pictures/1000061C00000125000001EBE1AD5139517D0CDD.svg" xlink:type="simple" xlink:show="embed" xlink:actuate="onLoad" draw:mime-type="image/svg+xml">
            <text:p/>
          </draw:image>
          <draw:image xlink:href="Pictures/100000010000000F00000019CB6932C1C6C4C175.png" xlink:type="simple" xlink:show="embed" xlink:actuate="onLoad" draw:mime-type="image/png"/>
        </draw:frame>
        <draw:frame draw:style-name="gr2" draw:text-style-name="P4" draw:layer="layout" svg:width="1.169cm" svg:height="0.88cm" svg:x="5.348cm" svg:y="8.249cm">
          <draw:text-box>
            <text:p text:style-name="P1"><text:span text:style-name="T1">t</text:span></text:p>
          </draw:text-box>
        </draw:frame>
        <draw:custom-shape draw:style-name="gr1" draw:text-style-name="P2" draw:layer="layout" svg:width="3.32cm" svg:height="2.52cm" svg:x="8.34cm" svg:y="3.601cm">
          <text:p text:style-name="P1"><text:span text:style-name="T1">RNN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cm" svg:height="0.88cm" svg:x="8.56cm" svg:y="7.521cm">
          <draw:text-box>
            <text:p text:style-name="P1"><text:span text:style-name="T1">[76.0, 83.0]</text:span></text:p>
          </draw:text-box>
        </draw:frame>
        <draw:line draw:style-name="gr3" draw:text-style-name="P6" draw:layer="layout" svg:x1="10.147cm" svg:y1="7.295cm" svg:x2="10.147cm" svg:y2="6.142cm">
          <text:p/>
        </draw:line>
        <draw:line draw:style-name="gr3" draw:text-style-name="P6" draw:layer="layout" svg:x1="9.959cm" svg:y1="3.602cm" svg:x2="9.959cm" svg:y2="2.449cm">
          <text:p/>
        </draw:line>
        <draw:frame draw:style-name="gr4" draw:text-style-name="P7" draw:layer="layout" svg:width="0.292cm" svg:height="0.49cm" svg:x="9.86cm" svg:y="1.909cm">
          <draw:image xlink:href="Pictures/1000061C00000125000001EBE1AD5139517D0CDD.svg" xlink:type="simple" xlink:show="embed" xlink:actuate="onLoad" draw:mime-type="image/svg+xml">
            <text:p/>
          </draw:image>
          <draw:image xlink:href="Pictures/100000010000000F00000019CB6932C1C6C4C175.png" xlink:type="simple" xlink:show="embed" xlink:actuate="onLoad" draw:mime-type="image/png"/>
        </draw:frame>
        <draw:frame draw:style-name="gr2" draw:text-style-name="P4" draw:layer="layout" svg:width="1.169cm" svg:height="0.88cm" svg:x="9.448cm" svg:y="8.25cm">
          <draw:text-box>
            <text:p text:style-name="P1"><text:span text:style-name="T1">t+1</text:span></text:p>
          </draw:text-box>
        </draw:frame>
        <draw:custom-shape draw:style-name="gr1" draw:text-style-name="P2" draw:layer="layout" svg:width="3.32cm" svg:height="2.52cm" svg:x="12.44cm" svg:y="3.602cm">
          <text:p text:style-name="P1"><text:span text:style-name="T1">RNN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cm" svg:height="0.88cm" svg:x="12.66cm" svg:y="7.522cm">
          <draw:text-box>
            <text:p text:style-name="P1"><text:span text:style-name="T1">[78.0, 89.0]</text:span></text:p>
          </draw:text-box>
        </draw:frame>
        <draw:line draw:style-name="gr3" draw:text-style-name="P6" draw:layer="layout" svg:x1="14.247cm" svg:y1="7.296cm" svg:x2="14.247cm" svg:y2="6.143cm">
          <text:p/>
        </draw:line>
        <draw:line draw:style-name="gr3" draw:text-style-name="P6" draw:layer="layout" svg:x1="14.059cm" svg:y1="3.603cm" svg:x2="14.059cm" svg:y2="2.45cm">
          <text:p/>
        </draw:line>
        <draw:frame draw:style-name="gr2" draw:text-style-name="P4" draw:layer="layout" svg:width="1.169cm" svg:height="0.88cm" svg:x="13.548cm" svg:y="8.251cm">
          <draw:text-box>
            <text:p text:style-name="P1"><text:span text:style-name="T1">t+2</text:span></text:p>
          </draw:text-box>
        </draw:frame>
        <draw:frame draw:style-name="gr4" draw:text-style-name="P7" draw:layer="layout" svg:width="1.782cm" svg:height="0.49cm" svg:x="13.33cm" svg:y="1.908cm">
          <draw:image xlink:href="Pictures/10000E96000006F7000001EBCA9835756C9B383C.svg" xlink:type="simple" xlink:show="embed" xlink:actuate="onLoad" draw:mime-type="image/svg+xml">
            <text:p/>
          </draw:image>
          <draw:image xlink:href="Pictures/100000010000005900000019773CFF047CC00A28.png" xlink:type="simple" xlink:show="embed" xlink:actuate="onLoad" draw:mime-type="image/png"/>
        </draw:frame>
        <draw:frame draw:style-name="gr4" draw:text-style-name="P7" draw:layer="layout" svg:width="1.138cm" svg:height="0.443cm" svg:x="13.33cm" svg:y="1.365cm">
          <draw:image xlink:href="Pictures/1000076000000473000001BC4D0246C4B302D91C.svg" xlink:type="simple" xlink:show="embed" xlink:actuate="onLoad" draw:mime-type="image/svg+xml">
            <text:p/>
          </draw:image>
          <draw:image xlink:href="Pictures/100000010000003900000016351C23269C207D5D.png" xlink:type="simple" xlink:show="embed" xlink:actuate="onLoad" draw:mime-type="image/png"/>
        </draw:frame>
        <draw:frame draw:style-name="gr2" draw:text-style-name="P4" draw:layer="layout" svg:width="3.04cm" svg:height="0.88cm" svg:x="4.36cm" svg:y="1.148cm">
          <draw:text-box>
            <text:p text:style-name="P1"><text:span text:style-name="T1">Discard</text:span></text:p>
          </draw:text-box>
        </draw:frame>
        <draw:frame draw:style-name="gr2" draw:text-style-name="P4" draw:layer="layout" svg:width="3.04cm" svg:height="0.88cm" svg:x="8.374cm" svg:y="1.105cm">
          <draw:text-box>
            <text:p text:style-name="P1"><text:span text:style-name="T1">Discar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9T01:05:13.160894373</meta:creation-date>
    <dc:date>2021-10-19T01:17:27.749623869</dc:date>
    <meta:editing-duration>PT1M53S</meta:editing-duration>
    <meta:editing-cycles>2</meta:editing-cycles>
    <meta:generator>LibreOffice/7.2.0.4$MacOSX_AARCH64 LibreOffice_project/9a9c6381e3f7a62afc1329bd359cc48accb6435b</meta:generator>
    <meta:document-statistic meta:object-count="22"/>
  </office:meta>
</office:document-meta>
</file>